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43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0.7102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meta4_test_sum (copy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5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table:style-name="ce2" office:value-type="string" calcext:value-type="string">
            <text:p>META-DATASETS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Approach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ExactMatchRatio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UROC</text:p>
          </table:table-cell>
          <table:table-cell office:value-type="string" calcext:value-type="string">
            <text:p>Recall-NoDamage</text:p>
          </table:table-cell>
          <table:table-cell office:value-type="string" calcext:value-type="string">
            <text:p>Recall-Crack</text:p>
          </table:table-cell>
          <table:table-cell office:value-type="string" calcext:value-type="string">
            <text:p>Recall-Efflorescence</text:p>
          </table:table-cell>
          <table:table-cell office:value-type="string" calcext:value-type="string">
            <text:p>Recall-Spalling</text:p>
          </table:table-cell>
          <table:table-cell office:value-type="string" calcext:value-type="string">
            <text:p>Recall-BarsExposed</text:p>
          </table:table-cell>
          <table:table-cell office:value-type="string" calcext:value-type="string">
            <text:p>Recall-Rust</text:p>
          </table:table-cell>
        </table:table-row>
        <table:table-row table:style-name="ro1">
          <table:table-cell office:value-type="string" calcext:value-type="string">
            <text:p>comic-bee-1</text:p>
          </table:table-cell>
          <table:table-cell office:value-type="string" calcext:value-type="string">
            <text:p>meta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mobilenet</text:p>
          </table:table-cell>
          <table:table-cell office:value-type="float" office:value="0.653363764286041" calcext:value-type="float">
            <text:p>0.653363764286041</text:p>
          </table:table-cell>
          <table:table-cell office:value-type="float" office:value="0.69956374168396" calcext:value-type="float">
            <text:p>0.69956374168396</text:p>
          </table:table-cell>
          <table:table-cell office:value-type="float" office:value="0.821889638900757" calcext:value-type="float">
            <text:p>0.821889638900757</text:p>
          </table:table-cell>
          <table:table-cell office:value-type="float" office:value="0.662285447120667" calcext:value-type="float">
            <text:p>0.662285447120667</text:p>
          </table:table-cell>
          <table:table-cell office:value-type="float" office:value="0.889609456062317" calcext:value-type="float">
            <text:p>0.889609456062317</text:p>
          </table:table-cell>
          <table:table-cell office:value-type="float" office:value="0.944478988647461" calcext:value-type="float">
            <text:p>0.944478988647461</text:p>
          </table:table-cell>
          <table:table-cell office:value-type="float" office:value="0.986777365207672" calcext:value-type="float">
            <text:p>0.986777365207672</text:p>
          </table:table-cell>
          <table:table-cell office:value-type="float" office:value="0.364083647727966" calcext:value-type="float">
            <text:p>0.364083647727966</text:p>
          </table:table-cell>
          <table:table-cell office:value-type="float" office:value="0.54189944267273" calcext:value-type="float">
            <text:p>0.54189944267273</text:p>
          </table:table-cell>
          <table:table-cell office:value-type="float" office:value="0.766666650772095" calcext:value-type="float">
            <text:p>0.766666650772095</text:p>
          </table:table-cell>
          <table:table-cell office:value-type="float" office:value="0.609523832798004" calcext:value-type="float">
            <text:p>0.609523832798004</text:p>
          </table:table-cell>
          <table:table-cell office:value-type="float" office:value="0.704761922359467" calcext:value-type="float">
            <text:p>0.704761922359467</text:p>
          </table:table-cell>
        </table:table-row>
        <table:table-row table:style-name="ro1">
          <table:table-cell office:value-type="string" calcext:value-type="string">
            <text:p>hearty-elevator-18</text:p>
          </table:table-cell>
          <table:table-cell office:value-type="string" calcext:value-type="string">
            <text:p>meta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ta</text:p>
          </table:table-cell>
          <table:table-cell office:value-type="string" calcext:value-type="string">
            <text:p>mobilenet</text:p>
          </table:table-cell>
          <table:table-cell office:value-type="float" office:value="0.778363764286041" calcext:value-type="float">
            <text:p>0.778363764286041</text:p>
          </table:table-cell>
          <table:table-cell office:value-type="float" office:value="0.793958306312561" calcext:value-type="float">
            <text:p>0.793958306312561</text:p>
          </table:table-cell>
          <table:table-cell office:value-type="float" office:value="0.876802325248718" calcext:value-type="float">
            <text:p>0.876802325248718</text:p>
          </table:table-cell>
          <table:table-cell office:value-type="float" office:value="0.748455166816711" calcext:value-type="float">
            <text:p>0.748455166816711</text:p>
          </table:table-cell>
          <table:table-cell office:value-type="float" office:value="0.93011212348938" calcext:value-type="float">
            <text:p>0.93011212348938</text:p>
          </table:table-cell>
          <table:table-cell office:value-type="float" office:value="0.976912319660187" calcext:value-type="float">
            <text:p>0.976912319660187</text:p>
          </table:table-cell>
          <table:table-cell office:value-type="float" office:value="0.991697430610657" calcext:value-type="float">
            <text:p>0.991697430610657</text:p>
          </table:table-cell>
          <table:table-cell office:value-type="float" office:value="0.608241081237793" calcext:value-type="float">
            <text:p>0.608241081237793</text:p>
          </table:table-cell>
          <table:table-cell office:value-type="float" office:value="0.675977647304535" calcext:value-type="float">
            <text:p>0.675977647304535</text:p>
          </table:table-cell>
          <table:table-cell office:value-type="float" office:value="0.814814805984497" calcext:value-type="float">
            <text:p>0.814814805984497</text:p>
          </table:table-cell>
          <table:table-cell office:value-type="float" office:value="0.69523811340332" calcext:value-type="float">
            <text:p>0.69523811340332</text:p>
          </table:table-cell>
          <table:table-cell office:value-type="float" office:value="0.704761922359467" calcext:value-type="float">
            <text:p>0.704761922359467</text:p>
          </table:table-cell>
        </table:table-row>
        <table:table-row table:style-name="ro1">
          <table:table-cell office:value-type="string" calcext:value-type="string">
            <text:p>frosty-wood-6</text:p>
          </table:table-cell>
          <table:table-cell office:value-type="string" calcext:value-type="string">
            <text:p>meta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resnet</text:p>
          </table:table-cell>
          <table:table-cell office:value-type="float" office:value="0.637115180492401" calcext:value-type="float">
            <text:p>0.637115180492401</text:p>
          </table:table-cell>
          <table:table-cell office:value-type="float" office:value="0.613096415996552" calcext:value-type="float">
            <text:p>0.613096415996552</text:p>
          </table:table-cell>
          <table:table-cell office:value-type="float" office:value="0.785095512866974" calcext:value-type="float">
            <text:p>0.785095512866974</text:p>
          </table:table-cell>
          <table:table-cell office:value-type="float" office:value="0.555492520332336" calcext:value-type="float">
            <text:p>0.555492520332336</text:p>
          </table:table-cell>
          <table:table-cell office:value-type="float" office:value="0.883575677871704" calcext:value-type="float">
            <text:p>0.883575677871704</text:p>
          </table:table-cell>
          <table:table-cell office:value-type="float" office:value="0.932595193386078" calcext:value-type="float">
            <text:p>0.932595193386078</text:p>
          </table:table-cell>
          <table:table-cell office:value-type="float" office:value="0.973247230052948" calcext:value-type="float">
            <text:p>0.973247230052948</text:p>
          </table:table-cell>
          <table:table-cell office:value-type="float" office:value="0.360086113214493" calcext:value-type="float">
            <text:p>0.360086113214493</text:p>
          </table:table-cell>
          <table:table-cell office:value-type="float" office:value="0.312849164009094" calcext:value-type="float">
            <text:p>0.312849164009094</text:p>
          </table:table-cell>
          <table:table-cell office:value-type="float" office:value="0.596296310424805" calcext:value-type="float">
            <text:p>0.596296310424805</text:p>
          </table:table-cell>
          <table:table-cell office:value-type="float" office:value="0.519047617912293" calcext:value-type="float">
            <text:p>0.519047617912293</text:p>
          </table:table-cell>
          <table:table-cell office:value-type="float" office:value="0.571428596973419" calcext:value-type="float">
            <text:p>0.571428596973419</text:p>
          </table:table-cell>
        </table:table-row>
        <table:table-row table:style-name="ro1">
          <table:table-cell office:value-type="string" calcext:value-type="string">
            <text:p>daily-dream-16</text:p>
          </table:table-cell>
          <table:table-cell office:value-type="string" calcext:value-type="string">
            <text:p>meta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mobilenet</text:p>
          </table:table-cell>
          <table:table-cell office:value-type="float" office:value="0.792759418487549" calcext:value-type="float">
            <text:p>0.792759418487549</text:p>
          </table:table-cell>
          <table:table-cell office:value-type="float" office:value="0.799630284309387" calcext:value-type="float">
            <text:p>0.799630284309387</text:p>
          </table:table-cell>
          <table:table-cell office:value-type="float" office:value="0.861323773860931" calcext:value-type="float">
            <text:p>0.861323773860931</text:p>
          </table:table-cell>
          <table:table-cell office:value-type="float" office:value="0.767789840698242" calcext:value-type="float">
            <text:p>0.767789840698242</text:p>
          </table:table-cell>
          <table:table-cell office:value-type="float" office:value="0.934601902961731" calcext:value-type="float">
            <text:p>0.934601902961731</text:p>
          </table:table-cell>
          <table:table-cell office:value-type="float" office:value="0.976343631744385" calcext:value-type="float">
            <text:p>0.976343631744385</text:p>
          </table:table-cell>
          <table:table-cell office:value-type="float" office:value="0.988314867019653" calcext:value-type="float">
            <text:p>0.988314867019653</text:p>
          </table:table-cell>
          <table:table-cell office:value-type="float" office:value="0.647908985614777" calcext:value-type="float">
            <text:p>0.647908985614777</text:p>
          </table:table-cell>
          <table:table-cell office:value-type="float" office:value="0.692737400531769" calcext:value-type="float">
            <text:p>0.692737400531769</text:p>
          </table:table-cell>
          <table:table-cell office:value-type="float" office:value="0.811111092567444" calcext:value-type="float">
            <text:p>0.811111092567444</text:p>
          </table:table-cell>
          <table:table-cell office:value-type="float" office:value="0.661904752254486" calcext:value-type="float">
            <text:p>0.661904752254486</text:p>
          </table:table-cell>
          <table:table-cell office:value-type="float" office:value="0.80476188659668" calcext:value-type="float">
            <text:p>0.80476188659668</text:p>
          </table:table-cell>
        </table:table-row>
        <table:table-row table:style-name="ro1">
          <table:table-cell office:value-type="string" calcext:value-type="string">
            <text:p>golden-spaceship-32</text:p>
          </table:table-cell>
          <table:table-cell office:value-type="string" calcext:value-type="string">
            <text:p>meta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ta</text:p>
          </table:table-cell>
          <table:table-cell office:value-type="string" calcext:value-type="string">
            <text:p>resnet</text:p>
          </table:table-cell>
          <table:table-cell office:value-type="float" office:value="0.797177851200104" calcext:value-type="float">
            <text:p>0.797177851200104</text:p>
          </table:table-cell>
          <table:table-cell office:value-type="float" office:value="0.792224884033203" calcext:value-type="float">
            <text:p>0.792224884033203</text:p>
          </table:table-cell>
          <table:table-cell office:value-type="float" office:value="0.856491625308991" calcext:value-type="float">
            <text:p>0.856491625308991</text:p>
          </table:table-cell>
          <table:table-cell office:value-type="float" office:value="0.755489230155945" calcext:value-type="float">
            <text:p>0.755489230155945</text:p>
          </table:table-cell>
          <table:table-cell office:value-type="float" office:value="0.935718417167664" calcext:value-type="float">
            <text:p>0.935718417167664</text:p>
          </table:table-cell>
          <table:table-cell office:value-type="float" office:value="0.97668331861496" calcext:value-type="float">
            <text:p>0.97668331861496</text:p>
          </table:table-cell>
          <table:table-cell office:value-type="float" office:value="0.986777365207672" calcext:value-type="float">
            <text:p>0.986777365207672</text:p>
          </table:table-cell>
          <table:table-cell office:value-type="float" office:value="0.652829051017761" calcext:value-type="float">
            <text:p>0.652829051017761</text:p>
          </table:table-cell>
          <table:table-cell office:value-type="float" office:value="0.70391058921814" calcext:value-type="float">
            <text:p>0.70391058921814</text:p>
          </table:table-cell>
          <table:table-cell office:value-type="float" office:value="0.770370364189148" calcext:value-type="float">
            <text:p>0.770370364189148</text:p>
          </table:table-cell>
          <table:table-cell office:value-type="float" office:value="0.666666686534882" calcext:value-type="float">
            <text:p>0.666666686534882</text:p>
          </table:table-cell>
          <table:table-cell office:value-type="float" office:value="0.752380967140198" calcext:value-type="float">
            <text:p>0.752380967140198</text:p>
          </table:table-cell>
        </table:table-row>
        <table:table-row table:style-name="ro1">
          <table:table-cell office:value-type="string" calcext:value-type="string">
            <text:p>olive-snow-29</text:p>
          </table:table-cell>
          <table:table-cell office:value-type="string" calcext:value-type="string">
            <text:p>meta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resnet</text:p>
          </table:table-cell>
          <table:table-cell office:value-type="float" office:value="0.802309036254883" calcext:value-type="float">
            <text:p>0.802309036254883</text:p>
          </table:table-cell>
          <table:table-cell office:value-type="float" office:value="0.795473635196686" calcext:value-type="float">
            <text:p>0.795473635196686</text:p>
          </table:table-cell>
          <table:table-cell office:value-type="float" office:value="0.857846617698669" calcext:value-type="float">
            <text:p>0.857846617698669</text:p>
          </table:table-cell>
          <table:table-cell office:value-type="float" office:value="0.760902106761932" calcext:value-type="float">
            <text:p>0.760902106761932</text:p>
          </table:table-cell>
          <table:table-cell office:value-type="float" office:value="0.938070178031921" calcext:value-type="float">
            <text:p>0.938070178031921</text:p>
          </table:table-cell>
          <table:table-cell office:value-type="float" office:value="0.974837720394134" calcext:value-type="float">
            <text:p>0.974837720394134</text:p>
          </table:table-cell>
          <table:table-cell office:value-type="float" office:value="0.987699866294861" calcext:value-type="float">
            <text:p>0.987699866294861</text:p>
          </table:table-cell>
          <table:table-cell office:value-type="float" office:value="0.666051685810089" calcext:value-type="float">
            <text:p>0.666051685810089</text:p>
          </table:table-cell>
          <table:table-cell office:value-type="float" office:value="0.670391082763672" calcext:value-type="float">
            <text:p>0.670391082763672</text:p>
          </table:table-cell>
          <table:table-cell office:value-type="float" office:value="0.855555534362793" calcext:value-type="float">
            <text:p>0.855555534362793</text:p>
          </table:table-cell>
          <table:table-cell office:value-type="float" office:value="0.733333349227905" calcext:value-type="float">
            <text:p>0.733333349227905</text:p>
          </table:table-cell>
          <table:table-cell office:value-type="float" office:value="0.65238094329834" calcext:value-type="float">
            <text:p>0.65238094329834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Approach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ExactMatchRatio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UROC</text:p>
          </table:table-cell>
          <table:table-cell office:value-type="string" calcext:value-type="string">
            <text:p>Recall-NoDamage</text:p>
          </table:table-cell>
          <table:table-cell office:value-type="string" calcext:value-type="string">
            <text:p>Recall-Crack</text:p>
          </table:table-cell>
          <table:table-cell office:value-type="string" calcext:value-type="string">
            <text:p>Recall-Efflorescence</text:p>
          </table:table-cell>
          <table:table-cell office:value-type="string" calcext:value-type="string">
            <text:p>Recall-Spalling</text:p>
          </table:table-cell>
          <table:table-cell office:value-type="string" calcext:value-type="string">
            <text:p>Recall-BarsExposed</text:p>
          </table:table-cell>
          <table:table-cell office:value-type="string" calcext:value-type="string">
            <text:p>Recall-Rust</text:p>
          </table:table-cell>
        </table:table-row>
        <table:table-row table:style-name="ro1">
          <table:table-cell office:value-type="string" calcext:value-type="string">
            <text:p>pious-energy-11</text:p>
          </table:table-cell>
          <table:table-cell office:value-type="string" calcext:value-type="string">
            <text:p>meta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resnet</text:p>
          </table:table-cell>
          <table:table-cell office:value-type="float" office:value="0.72826087474823" calcext:value-type="float">
            <text:p>0.72826087474823</text:p>
          </table:table-cell>
          <table:table-cell office:value-type="float" office:value="0.774831295013428" calcext:value-type="float">
            <text:p>0.774831295013428</text:p>
          </table:table-cell>
          <table:table-cell office:value-type="float" office:value="0.854597747325897" calcext:value-type="float">
            <text:p>0.854597747325897</text:p>
          </table:table-cell>
          <table:table-cell office:value-type="float" office:value="0.727702438831329" calcext:value-type="float">
            <text:p>0.727702438831329</text:p>
          </table:table-cell>
          <table:table-cell office:value-type="float" office:value="0.930706560611725" calcext:value-type="float">
            <text:p>0.930706560611725</text:p>
          </table:table-cell>
          <table:table-cell office:value-type="float" office:value="0.965728104114532" calcext:value-type="float">
            <text:p>0.965728104114532</text:p>
          </table:table-cell>
          <table:table-cell office:value-type="float" office:value="0.910416662693024" calcext:value-type="float">
            <text:p>0.910416662693024</text:p>
          </table:table-cell>
          <table:table-cell office:value-type="float" office:value="0.866666674613953" calcext:value-type="float">
            <text:p>0.866666674613953</text:p>
          </table:table-cell>
          <table:table-cell office:value-type="float" office:value="0.424580991268158" calcext:value-type="float">
            <text:p>0.424580991268158</text:p>
          </table:table-cell>
          <table:table-cell office:value-type="float" office:value="0.807407379150391" calcext:value-type="float">
            <text:p>0.807407379150391</text:p>
          </table:table-cell>
          <table:table-cell office:value-type="float" office:value="0.65238094329834" calcext:value-type="float">
            <text:p>0.65238094329834</text:p>
          </table:table-cell>
          <table:table-cell office:value-type="float" office:value="0.704761922359467" calcext:value-type="float">
            <text:p>0.704761922359467</text:p>
          </table:table-cell>
        </table:table-row>
        <table:table-row table:style-name="ro1">
          <table:table-cell office:value-type="string" calcext:value-type="string">
            <text:p>azure-bird-28</text:p>
          </table:table-cell>
          <table:table-cell office:value-type="string" calcext:value-type="string">
            <text:p>meta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ta</text:p>
          </table:table-cell>
          <table:table-cell office:value-type="string" calcext:value-type="string">
            <text:p>resnet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52053046226501" calcext:value-type="float">
            <text:p>0.852053046226501</text:p>
          </table:table-cell>
          <table:table-cell office:value-type="float" office:value="0.892791509628296" calcext:value-type="float">
            <text:p>0.892791509628296</text:p>
          </table:table-cell>
          <table:table-cell office:value-type="float" office:value="0.822639763355255" calcext:value-type="float">
            <text:p>0.822639763355255</text:p>
          </table:table-cell>
          <table:table-cell office:value-type="float" office:value="0.952219247817993" calcext:value-type="float">
            <text:p>0.952219247817993</text:p>
          </table:table-cell>
          <table:table-cell office:value-type="float" office:value="0.980629503726959" calcext:value-type="float">
            <text:p>0.980629503726959</text:p>
          </table:table-cell>
          <table:table-cell office:value-type="float" office:value="0.964583337306976" calcext:value-type="float">
            <text:p>0.964583337306976</text:p>
          </table:table-cell>
          <table:table-cell office:value-type="float" office:value="0.941666662693024" calcext:value-type="float">
            <text:p>0.941666662693024</text:p>
          </table:table-cell>
          <table:table-cell office:value-type="float" office:value="0.659217894077301" calcext:value-type="float">
            <text:p>0.659217894077301</text:p>
          </table:table-cell>
          <table:table-cell office:value-type="float" office:value="0.870370388031006" calcext:value-type="float">
            <text:p>0.870370388031006</text:p>
          </table:table-cell>
          <table:table-cell office:value-type="float" office:value="0.714285731315613" calcext:value-type="float">
            <text:p>0.714285731315613</text:p>
          </table:table-cell>
          <table:table-cell office:value-type="float" office:value="0.785714268684387" calcext:value-type="float">
            <text:p>0.785714268684387</text:p>
          </table:table-cell>
        </table:table-row>
        <table:table-row table:style-name="ro1">
          <table:table-cell office:value-type="string" calcext:value-type="string">
            <text:p>polar-haze-4</text:p>
          </table:table-cell>
          <table:table-cell office:value-type="string" calcext:value-type="string">
            <text:p>meta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mobilenet</text:p>
          </table:table-cell>
          <table:table-cell office:value-type="float" office:value="0.81861412525177" calcext:value-type="float">
            <text:p>0.81861412525177</text:p>
          </table:table-cell>
          <table:table-cell office:value-type="float" office:value="0.859126567840576" calcext:value-type="float">
            <text:p>0.859126567840576</text:p>
          </table:table-cell>
          <table:table-cell office:value-type="float" office:value="0.898233711719513" calcext:value-type="float">
            <text:p>0.898233711719513</text:p>
          </table:table-cell>
          <table:table-cell office:value-type="float" office:value="0.829675555229187" calcext:value-type="float">
            <text:p>0.829675555229187</text:p>
          </table:table-cell>
          <table:table-cell office:value-type="float" office:value="0.954144060611725" calcext:value-type="float">
            <text:p>0.954144060611725</text:p>
          </table:table-cell>
          <table:table-cell office:value-type="float" office:value="0.982430040836334" calcext:value-type="float">
            <text:p>0.982430040836334</text:p>
          </table:table-cell>
          <table:table-cell office:value-type="float" office:value="0.970833361148834" calcext:value-type="float">
            <text:p>0.970833361148834</text:p>
          </table:table-cell>
          <table:table-cell office:value-type="float" office:value="0.939583361148834" calcext:value-type="float">
            <text:p>0.939583361148834</text:p>
          </table:table-cell>
          <table:table-cell office:value-type="float" office:value="0.698324024677277" calcext:value-type="float">
            <text:p>0.698324024677277</text:p>
          </table:table-cell>
          <table:table-cell office:value-type="float" office:value="0.840740740299225" calcext:value-type="float">
            <text:p>0.840740740299225</text:p>
          </table:table-cell>
          <table:table-cell office:value-type="float" office:value="0.742857158184052" calcext:value-type="float">
            <text:p>0.742857158184052</text:p>
          </table:table-cell>
          <table:table-cell office:value-type="float" office:value="0.785714268684387" calcext:value-type="float">
            <text:p>0.785714268684387</text:p>
          </table:table-cell>
        </table:table-row>
        <table:table-row table:style-name="ro1">
          <table:table-cell office:value-type="string" calcext:value-type="string">
            <text:p>daily-eon-30</text:p>
          </table:table-cell>
          <table:table-cell office:value-type="string" calcext:value-type="string">
            <text:p>meta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ta</text:p>
          </table:table-cell>
          <table:table-cell office:value-type="string" calcext:value-type="string">
            <text:p>mobilenet</text:p>
          </table:table-cell>
          <table:table-cell office:value-type="float" office:value="0.81521737575531" calcext:value-type="float">
            <text:p>0.81521737575531</text:p>
          </table:table-cell>
          <table:table-cell office:value-type="float" office:value="0.852822124958038" calcext:value-type="float">
            <text:p>0.852822124958038</text:p>
          </table:table-cell>
          <table:table-cell office:value-type="float" office:value="0.908382594585419" calcext:value-type="float">
            <text:p>0.908382594585419</text:p>
          </table:table-cell>
          <table:table-cell office:value-type="float" office:value="0.81195855140686" calcext:value-type="float">
            <text:p>0.81195855140686</text:p>
          </table:table-cell>
          <table:table-cell office:value-type="float" office:value="0.953125059604645" calcext:value-type="float">
            <text:p>0.953125059604645</text:p>
          </table:table-cell>
          <table:table-cell office:value-type="float" office:value="0.980292975902557" calcext:value-type="float">
            <text:p>0.980292975902557</text:p>
          </table:table-cell>
          <table:table-cell office:value-type="float" office:value="0.972916662693024" calcext:value-type="float">
            <text:p>0.97291666269302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659217894077301" calcext:value-type="float">
            <text:p>0.659217894077301</text:p>
          </table:table-cell>
          <table:table-cell office:value-type="float" office:value="0.825925946235657" calcext:value-type="float">
            <text:p>0.825925946235657</text:p>
          </table:table-cell>
          <table:table-cell office:value-type="float" office:value="0.714285731315613" calcext:value-type="float">
            <text:p>0.714285731315613</text:p>
          </table:table-cell>
          <table:table-cell office:value-type="float" office:value="0.761904776096344" calcext:value-type="float">
            <text:p>0.761904776096344</text:p>
          </table:table-cell>
        </table:table-row>
        <table:table-row table:style-name="ro1">
          <table:table-cell office:value-type="string" calcext:value-type="string">
            <text:p>astral-morning-12</text:p>
          </table:table-cell>
          <table:table-cell office:value-type="string" calcext:value-type="string">
            <text:p>meta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resnet</text:p>
          </table:table-cell>
          <table:table-cell office:value-type="float" office:value="0.81521737575531" calcext:value-type="float">
            <text:p>0.81521737575531</text:p>
          </table:table-cell>
          <table:table-cell office:value-type="float" office:value="0.857291638851166" calcext:value-type="float">
            <text:p>0.857291638851166</text:p>
          </table:table-cell>
          <table:table-cell office:value-type="float" office:value="0.881129264831543" calcext:value-type="float">
            <text:p>0.881129264831543</text:p>
          </table:table-cell>
          <table:table-cell office:value-type="float" office:value="0.839490413665772" calcext:value-type="float">
            <text:p>0.839490413665772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0.978216171264648" calcext:value-type="float">
            <text:p>0.978216171264648</text:p>
          </table:table-cell>
          <table:table-cell office:value-type="float" office:value="0.958333313465118" calcext:value-type="float">
            <text:p>0.958333313465118</text:p>
          </table:table-cell>
          <table:table-cell office:value-type="float" office:value="0.931249976158142" calcext:value-type="float">
            <text:p>0.931249976158142</text:p>
          </table:table-cell>
          <table:table-cell office:value-type="float" office:value="0.715083777904511" calcext:value-type="float">
            <text:p>0.715083777904511</text:p>
          </table:table-cell>
          <table:table-cell office:value-type="float" office:value="0.870370388031006" calcext:value-type="float">
            <text:p>0.870370388031006</text:p>
          </table:table-cell>
          <table:table-cell office:value-type="float" office:value="0.77142858505249" calcext:value-type="float">
            <text:p>0.77142858505249</text:p>
          </table:table-cell>
          <table:table-cell office:value-type="float" office:value="0.790476202964783" calcext:value-type="float">
            <text:p>0.790476202964783</text:p>
          </table:table-cell>
        </table:table-row>
        <table:table-row table:style-name="ro1">
          <table:table-cell office:value-type="string" calcext:value-type="string">
            <text:p>northern-planet-3</text:p>
          </table:table-cell>
          <table:table-cell office:value-type="string" calcext:value-type="string">
            <text:p>meta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mobilenet</text:p>
          </table:table-cell>
          <table:table-cell office:value-type="float" office:value="0.75679349899292" calcext:value-type="float">
            <text:p>0.75679349899292</text:p>
          </table:table-cell>
          <table:table-cell office:value-type="float" office:value="0.801426291465759" calcext:value-type="float">
            <text:p>0.801426291465759</text:p>
          </table:table-cell>
          <table:table-cell office:value-type="float" office:value="0.86386901140213" calcext:value-type="float">
            <text:p>0.86386901140213</text:p>
          </table:table-cell>
          <table:table-cell office:value-type="float" office:value="0.759446859359741" calcext:value-type="float">
            <text:p>0.759446859359741</text:p>
          </table:table-cell>
          <table:table-cell office:value-type="float" office:value="0.936594247817993" calcext:value-type="float">
            <text:p>0.936594247817993</text:p>
          </table:table-cell>
          <table:table-cell office:value-type="float" office:value="0.968062937259674" calcext:value-type="float">
            <text:p>0.968062937259674</text:p>
          </table:table-cell>
          <table:table-cell office:value-type="float" office:value="0.920833349227905" calcext:value-type="float">
            <text:p>0.920833349227905</text:p>
          </table:table-cell>
          <table:table-cell office:value-type="float" office:value="0.914583325386047" calcext:value-type="float">
            <text:p>0.914583325386047</text:p>
          </table:table-cell>
          <table:table-cell office:value-type="float" office:value="0.54189944267273" calcext:value-type="float">
            <text:p>0.54189944267273</text:p>
          </table:table-cell>
          <table:table-cell office:value-type="float" office:value="0.788888871669769" calcext:value-type="float">
            <text:p>0.788888871669769</text:p>
          </table:table-cell>
          <table:table-cell office:value-type="float" office:value="0.657142877578735" calcext:value-type="float">
            <text:p>0.657142877578735</text:p>
          </table:table-cell>
          <table:table-cell office:value-type="float" office:value="0.733333349227905" calcext:value-type="float">
            <text:p>0.733333349227905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Approach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ExactMatchRatio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UROC</text:p>
          </table:table-cell>
          <table:table-cell office:value-type="string" calcext:value-type="string">
            <text:p>Recall-NoDamage</text:p>
          </table:table-cell>
          <table:table-cell office:value-type="string" calcext:value-type="string">
            <text:p>Recall-Crack</text:p>
          </table:table-cell>
          <table:table-cell office:value-type="string" calcext:value-type="string">
            <text:p>Recall-Efflorescence</text:p>
          </table:table-cell>
          <table:table-cell office:value-type="string" calcext:value-type="string">
            <text:p>Recall-Spalling</text:p>
          </table:table-cell>
          <table:table-cell office:value-type="string" calcext:value-type="string">
            <text:p>Recall-BarsExposed</text:p>
          </table:table-cell>
          <table:table-cell office:value-type="string" calcext:value-type="string">
            <text:p>Recall-Rust</text:p>
          </table:table-cell>
        </table:table-row>
        <table:table-row table:style-name="ro1">
          <table:table-cell office:value-type="string" calcext:value-type="string">
            <text:p>fast-aardvark-27</text:p>
          </table:table-cell>
          <table:table-cell office:value-type="string" calcext:value-type="string">
            <text:p>meta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ta</text:p>
          </table:table-cell>
          <table:table-cell office:value-type="string" calcext:value-type="string">
            <text:p>resnet</text:p>
          </table:table-cell>
          <table:table-cell office:value-type="float" office:value="0.692660570144653" calcext:value-type="float">
            <text:p>0.692660570144653</text:p>
          </table:table-cell>
          <table:table-cell office:value-type="float" office:value="0.815151453018189" calcext:value-type="float">
            <text:p>0.815151453018189</text:p>
          </table:table-cell>
          <table:table-cell office:value-type="float" office:value="0.855717301368713" calcext:value-type="float">
            <text:p>0.855717301368713</text:p>
          </table:table-cell>
          <table:table-cell office:value-type="float" office:value="0.789971232414246" calcext:value-type="float">
            <text:p>0.789971232414246</text:p>
          </table:table-cell>
          <table:table-cell office:value-type="float" office:value="0.917240023612976" calcext:value-type="float">
            <text:p>0.917240023612976</text:p>
          </table:table-cell>
          <table:table-cell office:value-type="float" office:value="0.961251735687256" calcext:value-type="float">
            <text:p>0.961251735687256</text:p>
          </table:table-cell>
          <table:table-cell table:number-columns-repeated="2" office:value-type="float" office:value="0.899999976158142" calcext:value-type="float">
            <text:p>0.899999976158142</text:p>
          </table:table-cell>
          <table:table-cell office:value-type="float" office:value="0.692737400531769" calcext:value-type="float">
            <text:p>0.692737400531769</text:p>
          </table:table-cell>
          <table:table-cell office:value-type="float" office:value="0.81851851940155" calcext:value-type="float">
            <text:p>0.81851851940155</text:p>
          </table:table-cell>
          <table:table-cell office:value-type="float" office:value="0.671428561210632" calcext:value-type="float">
            <text:p>0.671428561210632</text:p>
          </table:table-cell>
          <table:table-cell office:value-type="float" office:value="0.757142841815949" calcext:value-type="float">
            <text:p>0.757142841815949</text:p>
          </table:table-cell>
        </table:table-row>
        <table:table-row table:style-name="ro1">
          <table:table-cell office:value-type="string" calcext:value-type="string">
            <text:p>avid-night-31</text:p>
          </table:table-cell>
          <table:table-cell office:value-type="string" calcext:value-type="string">
            <text:p>meta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ta</text:p>
          </table:table-cell>
          <table:table-cell office:value-type="string" calcext:value-type="string">
            <text:p>mobilenet</text:p>
          </table:table-cell>
          <table:table-cell office:value-type="float" office:value="0.704128444194794" calcext:value-type="float">
            <text:p>0.704128444194794</text:p>
          </table:table-cell>
          <table:table-cell office:value-type="float" office:value="0.829850673675537" calcext:value-type="float">
            <text:p>0.829850673675537</text:p>
          </table:table-cell>
          <table:table-cell office:value-type="float" office:value="0.874294281005859" calcext:value-type="float">
            <text:p>0.874294281005859</text:p>
          </table:table-cell>
          <table:table-cell office:value-type="float" office:value="0.801048576831818" calcext:value-type="float">
            <text:p>0.801048576831818</text:p>
          </table:table-cell>
          <table:table-cell office:value-type="float" office:value="0.923929691314697" calcext:value-type="float">
            <text:p>0.923929691314697</text:p>
          </table:table-cell>
          <table:table-cell office:value-type="float" office:value="0.964992105960846" calcext:value-type="float">
            <text:p>0.964992105960846</text:p>
          </table:table-cell>
          <table:table-cell office:value-type="float" office:value="0.944444417953491" calcext:value-type="float">
            <text:p>0.944444417953491</text:p>
          </table:table-cell>
          <table:table-cell office:value-type="float" office:value="0.883333325386047" calcext:value-type="float">
            <text:p>0.883333325386047</text:p>
          </table:table-cell>
          <table:table-cell office:value-type="float" office:value="0.70391058921814" calcext:value-type="float">
            <text:p>0.70391058921814</text:p>
          </table:table-cell>
          <table:table-cell office:value-type="float" office:value="0.822222232818604" calcext:value-type="float">
            <text:p>0.822222232818604</text:p>
          </table:table-cell>
          <table:table-cell office:value-type="float" office:value="0.685714304447174" calcext:value-type="float">
            <text:p>0.685714304447174</text:p>
          </table:table-cell>
          <table:table-cell office:value-type="float" office:value="0.766666650772095" calcext:value-type="float">
            <text:p>0.766666650772095</text:p>
          </table:table-cell>
        </table:table-row>
        <table:table-row table:style-name="ro1">
          <table:table-cell office:value-type="string" calcext:value-type="string">
            <text:p>rosy-feather-7</text:p>
          </table:table-cell>
          <table:table-cell office:value-type="string" calcext:value-type="string">
            <text:p>meta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resnet</text:p>
          </table:table-cell>
          <table:table-cell office:value-type="float" office:value="0.565366983413696" calcext:value-type="float">
            <text:p>0.565366983413696</text:p>
          </table:table-cell>
          <table:table-cell office:value-type="float" office:value="0.735364854335785" calcext:value-type="float">
            <text:p>0.735364854335785</text:p>
          </table:table-cell>
          <table:table-cell office:value-type="float" office:value="0.806544542312622" calcext:value-type="float">
            <text:p>0.806544542312622</text:p>
          </table:table-cell>
          <table:table-cell office:value-type="float" office:value="0.698318123817444" calcext:value-type="float">
            <text:p>0.698318123817444</text:p>
          </table:table-cell>
          <table:table-cell office:value-type="float" office:value="0.885321140289306" calcext:value-type="float">
            <text:p>0.885321140289306</text:p>
          </table:table-cell>
          <table:table-cell office:value-type="float" office:value="0.937383413314819" calcext:value-type="float">
            <text:p>0.937383413314819</text:p>
          </table:table-cell>
          <table:table-cell office:value-type="float" office:value="0.722222208976746" calcext:value-type="float">
            <text:p>0.722222208976746</text:p>
          </table:table-cell>
          <table:table-cell office:value-type="float" office:value="0.800000011920929" calcext:value-type="float">
            <text:p>0.800000011920929</text:p>
          </table:table-cell>
          <table:table-cell office:value-type="float" office:value="0.469273746013641" calcext:value-type="float">
            <text:p>0.469273746013641</text:p>
          </table:table-cell>
          <table:table-cell office:value-type="float" office:value="0.822222232818604" calcext:value-type="float">
            <text:p>0.822222232818604</text:p>
          </table:table-cell>
          <table:table-cell office:value-type="float" office:value="0.609523832798004" calcext:value-type="float">
            <text:p>0.609523832798004</text:p>
          </table:table-cell>
          <table:table-cell office:value-type="float" office:value="0.766666650772095" calcext:value-type="float">
            <text:p>0.766666650772095</text:p>
          </table:table-cell>
        </table:table-row>
        <table:table-row table:style-name="ro1">
          <table:table-cell office:value-type="string" calcext:value-type="string">
            <text:p>efficient-cherry-2</text:p>
          </table:table-cell>
          <table:table-cell office:value-type="string" calcext:value-type="string">
            <text:p>meta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mobilenet</text:p>
          </table:table-cell>
          <table:table-cell office:value-type="float" office:value="0.715596318244934" calcext:value-type="float">
            <text:p>0.715596318244934</text:p>
          </table:table-cell>
          <table:table-cell office:value-type="float" office:value="0.834412813186646" calcext:value-type="float">
            <text:p>0.834412813186646</text:p>
          </table:table-cell>
          <table:table-cell office:value-type="float" office:value="0.869059205055237" calcext:value-type="float">
            <text:p>0.869059205055237</text:p>
          </table:table-cell>
          <table:table-cell office:value-type="float" office:value="0.811073005199432" calcext:value-type="float">
            <text:p>0.811073005199432</text:p>
          </table:table-cell>
          <table:table-cell office:value-type="float" office:value="0.92526763677597" calcext:value-type="float">
            <text:p>0.92526763677597</text:p>
          </table:table-cell>
          <table:table-cell office:value-type="float" office:value="0.966224491596222" calcext:value-type="float">
            <text:p>0.966224491596222</text:p>
          </table:table-cell>
          <table:table-cell office:value-type="float" office:value="0.911111116409302" calcext:value-type="float">
            <text:p>0.911111116409302</text:p>
          </table:table-cell>
          <table:table-cell office:value-type="float" office:value="0.894444465637207" calcext:value-type="float">
            <text:p>0.894444465637207</text:p>
          </table:table-cell>
          <table:table-cell office:value-type="float" office:value="0.720670402050018" calcext:value-type="float">
            <text:p>0.720670402050018</text:p>
          </table:table-cell>
          <table:table-cell office:value-type="float" office:value="0.859259247779846" calcext:value-type="float">
            <text:p>0.859259247779846</text:p>
          </table:table-cell>
          <table:table-cell office:value-type="float" office:value="0.690476179122925" calcext:value-type="float">
            <text:p>0.690476179122925</text:p>
          </table:table-cell>
          <table:table-cell office:value-type="float" office:value="0.790476202964783" calcext:value-type="float">
            <text:p>0.790476202964783</text:p>
          </table:table-cell>
        </table:table-row>
        <table:table-row table:style-name="ro1">
          <table:table-cell office:value-type="string" calcext:value-type="string">
            <text:p>unique-disco-18</text:p>
          </table:table-cell>
          <table:table-cell office:value-type="string" calcext:value-type="string">
            <text:p>meta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mobilenet</text:p>
          </table:table-cell>
          <table:table-cell office:value-type="float" office:value="0.634174287319183" calcext:value-type="float">
            <text:p>0.634174287319183</text:p>
          </table:table-cell>
          <table:table-cell office:value-type="float" office:value="0.7839674949646" calcext:value-type="float">
            <text:p>0.7839674949646</text:p>
          </table:table-cell>
          <table:table-cell office:value-type="float" office:value="0.836950302124023" calcext:value-type="float">
            <text:p>0.836950302124023</text:p>
          </table:table-cell>
          <table:table-cell office:value-type="float" office:value="0.747879505157471" calcext:value-type="float">
            <text:p>0.747879505157471</text:p>
          </table:table-cell>
          <table:table-cell office:value-type="float" office:value="0.905389964580536" calcext:value-type="float">
            <text:p>0.905389964580536</text:p>
          </table:table-cell>
          <table:table-cell office:value-type="float" office:value="0.944757461547852" calcext:value-type="float">
            <text:p>0.944757461547852</text:p>
          </table:table-cell>
          <table:table-cell office:value-type="float" office:value="0.850000023841858" calcext:value-type="float">
            <text:p>0.850000023841858</text:p>
          </table:table-cell>
          <table:table-cell office:value-type="float" office:value="0.844444453716278" calcext:value-type="float">
            <text:p>0.844444453716278</text:p>
          </table:table-cell>
          <table:table-cell office:value-type="float" office:value="0.614525139331818" calcext:value-type="float">
            <text:p>0.614525139331818</text:p>
          </table:table-cell>
          <table:table-cell office:value-type="float" office:value="0.792592585086823" calcext:value-type="float">
            <text:p>0.792592585086823</text:p>
          </table:table-cell>
          <table:table-cell office:value-type="float" office:value="0.642857134342194" calcext:value-type="float">
            <text:p>0.642857134342194</text:p>
          </table:table-cell>
          <table:table-cell office:value-type="float" office:value="0.742857158184052" calcext:value-type="float">
            <text:p>0.742857158184052</text:p>
          </table:table-cell>
        </table:table-row>
        <table:table-row table:style-name="ro1">
          <table:table-cell office:value-type="string" calcext:value-type="string">
            <text:p>sage-waterfall-8</text:p>
          </table:table-cell>
          <table:table-cell office:value-type="string" calcext:value-type="string">
            <text:p>meta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resnet</text:p>
          </table:table-cell>
          <table:table-cell office:value-type="float" office:value="0.688073396682739" calcext:value-type="float">
            <text:p>0.688073396682739</text:p>
          </table:table-cell>
          <table:table-cell office:value-type="float" office:value="0.832955062389374" calcext:value-type="float">
            <text:p>0.832955062389374</text:p>
          </table:table-cell>
          <table:table-cell office:value-type="float" office:value="0.856476187705994" calcext:value-type="float">
            <text:p>0.856476187705994</text:p>
          </table:table-cell>
          <table:table-cell office:value-type="float" office:value="0.818615436553955" calcext:value-type="float">
            <text:p>0.818615436553955</text:p>
          </table:table-cell>
          <table:table-cell office:value-type="float" office:value="0.922209441661835" calcext:value-type="float">
            <text:p>0.922209441661835</text:p>
          </table:table-cell>
          <table:table-cell office:value-type="float" office:value="0.961644411087036" calcext:value-type="float">
            <text:p>0.961644411087036</text:p>
          </table:table-cell>
          <table:table-cell office:value-type="float" office:value="0.905555546283722" calcext:value-type="float">
            <text:p>0.905555546283722</text:p>
          </table:table-cell>
          <table:table-cell office:value-type="float" office:value="0.855555534362793" calcext:value-type="float">
            <text:p>0.855555534362793</text:p>
          </table:table-cell>
          <table:table-cell office:value-type="float" office:value="0.675977647304535" calcext:value-type="float">
            <text:p>0.675977647304535</text:p>
          </table:table-cell>
          <table:table-cell office:value-type="float" office:value="0.888888895511627" calcext:value-type="float">
            <text:p>0.888888895511627</text:p>
          </table:table-cell>
          <table:table-cell office:value-type="float" office:value="0.77142858505249" calcext:value-type="float">
            <text:p>0.77142858505249</text:p>
          </table:table-cell>
          <table:table-cell office:value-type="float" office:value="0.814285695552826" calcext:value-type="float">
            <text:p>0.81428569555282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2" office:value-type="string" calcext:value-type="string">
            <text:p>CODEBRIM-CLASSIF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Approach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ExactMatchRatio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UROC</text:p>
          </table:table-cell>
          <table:table-cell office:value-type="string" calcext:value-type="string">
            <text:p>Recall-Healthy</text:p>
          </table:table-cell>
          <table:table-cell office:value-type="string" calcext:value-type="string">
            <text:p>Recall-Crack</text:p>
          </table:table-cell>
          <table:table-cell office:value-type="string" calcext:value-type="string">
            <text:p>Recall-Spallation</text:p>
          </table:table-cell>
          <table:table-cell office:value-type="string" calcext:value-type="string">
            <text:p>Recall-Efflorescence</text:p>
          </table:table-cell>
          <table:table-cell office:value-type="string" calcext:value-type="string">
            <text:p>Recall-BarsExposed</text:p>
          </table:table-cell>
          <table:table-cell office:value-type="string" calcext:value-type="string">
            <text:p>Recall-CorrosionStain</text:p>
          </table:table-cell>
        </table:table-row>
        <table:table-row table:style-name="ro1">
          <table:table-cell office:value-type="string" calcext:value-type="string">
            <text:p>polar-grass-5</text:p>
          </table:table-cell>
          <table:table-cell office:value-type="string" calcext:value-type="string">
            <text:p>codebrim-classif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mobilenet</text:p>
          </table:table-cell>
          <table:table-cell office:value-type="float" office:value="0.643987357616425" calcext:value-type="float">
            <text:p>0.643987357616425</text:p>
          </table:table-cell>
          <table:table-cell office:value-type="float" office:value="0.790093421936035" calcext:value-type="float">
            <text:p>0.790093421936035</text:p>
          </table:table-cell>
          <table:table-cell office:value-type="float" office:value="0.844661891460419" calcext:value-type="float">
            <text:p>0.844661891460419</text:p>
          </table:table-cell>
          <table:table-cell office:value-type="float" office:value="0.758374333381653" calcext:value-type="float">
            <text:p>0.758374333381653</text:p>
          </table:table-cell>
          <table:table-cell office:value-type="float" office:value="0.906909227371216" calcext:value-type="float">
            <text:p>0.906909227371216</text:p>
          </table:table-cell>
          <table:table-cell office:value-type="float" office:value="0.950574338436127" calcext:value-type="float">
            <text:p>0.950574338436127</text:p>
          </table:table-cell>
          <table:table-cell office:value-type="float" office:value="0.899999976158142" calcext:value-type="float">
            <text:p>0.899999976158142</text:p>
          </table:table-cell>
          <table:table-cell office:value-type="float" office:value="0.826666653156281" calcext:value-type="float">
            <text:p>0.826666653156281</text:p>
          </table:table-cell>
          <table:table-cell office:value-type="float" office:value="0.813333332538605" calcext:value-type="float">
            <text:p>0.813333332538605</text:p>
          </table:table-cell>
          <table:table-cell office:value-type="float" office:value="0.536912739276886" calcext:value-type="float">
            <text:p>0.536912739276886</text:p>
          </table:table-cell>
          <table:table-cell office:value-type="float" office:value="0.766666650772095" calcext:value-type="float">
            <text:p>0.766666650772095</text:p>
          </table:table-cell>
          <table:table-cell office:value-type="float" office:value="0.706666648387909" calcext:value-type="float">
            <text:p>0.706666648387909</text:p>
          </table:table-cell>
        </table:table-row>
        <table:table-row table:style-name="ro1">
          <table:table-cell office:value-type="string" calcext:value-type="string">
            <text:p>winter-disco-6</text:p>
          </table:table-cell>
          <table:table-cell office:value-type="string" calcext:value-type="string">
            <text:p>codebrim-classif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mobilenet</text:p>
          </table:table-cell>
          <table:table-cell office:value-type="float" office:value="0.697784781455994" calcext:value-type="float">
            <text:p>0.697784781455994</text:p>
          </table:table-cell>
          <table:table-cell office:value-type="float" office:value="0.841492831707001" calcext:value-type="float">
            <text:p>0.841492831707001</text:p>
          </table:table-cell>
          <table:table-cell office:value-type="float" office:value="0.838287532329559" calcext:value-type="float">
            <text:p>0.838287532329559</text:p>
          </table:table-cell>
          <table:table-cell office:value-type="float" office:value="0.851908981800079" calcext:value-type="float">
            <text:p>0.851908981800079</text:p>
          </table:table-cell>
          <table:table-cell office:value-type="float" office:value="0.923786997795105" calcext:value-type="float">
            <text:p>0.923786997795105</text:p>
          </table:table-cell>
          <table:table-cell office:value-type="float" office:value="0.969084024429321" calcext:value-type="float">
            <text:p>0.969084024429321</text:p>
          </table:table-cell>
          <table:table-cell office:value-type="float" office:value="0.913333356380463" calcext:value-type="float">
            <text:p>0.913333356380463</text:p>
          </table:table-cell>
          <table:table-cell office:value-type="float" office:value="0.899999976158142" calcext:value-type="float">
            <text:p>0.899999976158142</text:p>
          </table:table-cell>
          <table:table-cell office:value-type="float" office:value="0.866666674613953" calcext:value-type="float">
            <text:p>0.866666674613953</text:p>
          </table:table-cell>
          <table:table-cell office:value-type="float" office:value="0.718120813369751" calcext:value-type="float">
            <text:p>0.718120813369751</text:p>
          </table:table-cell>
          <table:table-cell office:value-type="float" office:value="0.873333334922791" calcext:value-type="float">
            <text:p>0.873333334922791</text:p>
          </table:table-cell>
          <table:table-cell office:value-type="float" office:value="0.839999973773956" calcext:value-type="float">
            <text:p>0.839999973773956</text:p>
          </table:table-cell>
        </table:table-row>
        <table:table-row table:style-name="ro1">
          <table:table-cell office:value-type="string" calcext:value-type="string">
            <text:p>morning-breeze-9</text:p>
          </table:table-cell>
          <table:table-cell office:value-type="string" calcext:value-type="string">
            <text:p>codebrim-classif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resnet</text:p>
          </table:table-cell>
          <table:table-cell office:value-type="float" office:value="0.609177231788635" calcext:value-type="float">
            <text:p>0.609177231788635</text:p>
          </table:table-cell>
          <table:table-cell office:value-type="float" office:value="0.778070509433746" calcext:value-type="float">
            <text:p>0.778070509433746</text:p>
          </table:table-cell>
          <table:table-cell office:value-type="float" office:value="0.810113787651062" calcext:value-type="float">
            <text:p>0.810113787651062</text:p>
          </table:table-cell>
          <table:table-cell office:value-type="float" office:value="0.765048444271088" calcext:value-type="float">
            <text:p>0.765048444271088</text:p>
          </table:table-cell>
          <table:table-cell office:value-type="float" office:value="0.897151947021484" calcext:value-type="float">
            <text:p>0.897151947021484</text:p>
          </table:table-cell>
          <table:table-cell office:value-type="float" office:value="0.947384774684906" calcext:value-type="float">
            <text:p>0.947384774684906</text:p>
          </table:table-cell>
          <table:table-cell office:value-type="float" office:value="0.853333353996277" calcext:value-type="float">
            <text:p>0.853333353996277</text:p>
          </table:table-cell>
          <table:table-cell office:value-type="float" office:value="0.819999992847443" calcext:value-type="float">
            <text:p>0.819999992847443</text:p>
          </table:table-cell>
          <table:table-cell office:value-type="float" office:value="0.839999973773956" calcext:value-type="float">
            <text:p>0.839999973773956</text:p>
          </table:table-cell>
          <table:table-cell office:value-type="float" office:value="0.54362416267395" calcext:value-type="float">
            <text:p>0.54362416267395</text:p>
          </table:table-cell>
          <table:table-cell table:number-columns-repeated="2" office:value-type="float" office:value="0.766666650772095" calcext:value-type="float">
            <text:p>0.766666650772095</text:p>
          </table:table-cell>
        </table:table-row>
        <table:table-row table:style-name="ro1">
          <table:table-cell office:value-type="string" calcext:value-type="string">
            <text:p>snowy-wind-29</text:p>
          </table:table-cell>
          <table:table-cell office:value-type="string" calcext:value-type="string">
            <text:p>codebrim-classif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ta</text:p>
          </table:table-cell>
          <table:table-cell office:value-type="string" calcext:value-type="string">
            <text:p>resnet</text:p>
          </table:table-cell>
          <table:table-cell office:value-type="float" office:value="0.708860754966736" calcext:value-type="float">
            <text:p>0.708860754966736</text:p>
          </table:table-cell>
          <table:table-cell office:value-type="float" office:value="0.841254234313965" calcext:value-type="float">
            <text:p>0.841254234313965</text:p>
          </table:table-cell>
          <table:table-cell office:value-type="float" office:value="0.854245662689209" calcext:value-type="float">
            <text:p>0.854245662689209</text:p>
          </table:table-cell>
          <table:table-cell office:value-type="float" office:value="0.835234940052033" calcext:value-type="float">
            <text:p>0.835234940052033</text:p>
          </table:table-cell>
          <table:table-cell office:value-type="float" office:value="0.925369262695312" calcext:value-type="float">
            <text:p>0.925369262695312</text:p>
          </table:table-cell>
          <table:table-cell office:value-type="float" office:value="0.9715935587883" calcext:value-type="float">
            <text:p>0.9715935587883</text:p>
          </table:table-cell>
          <table:table-cell office:value-type="float" office:value="0.926666676998138" calcext:value-type="float">
            <text:p>0.926666676998138</text:p>
          </table:table-cell>
          <table:table-cell office:value-type="float" office:value="0.893333315849304" calcext:value-type="float">
            <text:p>0.893333315849304</text:p>
          </table:table-cell>
          <table:table-cell office:value-type="float" office:value="0.860000014305115" calcext:value-type="float">
            <text:p>0.860000014305115</text:p>
          </table:table-cell>
          <table:table-cell office:value-type="float" office:value="0.711409389972687" calcext:value-type="float">
            <text:p>0.711409389972687</text:p>
          </table:table-cell>
          <table:table-cell office:value-type="float" office:value="0.846666693687439" calcext:value-type="float">
            <text:p>0.846666693687439</text:p>
          </table:table-cell>
          <table:table-cell office:value-type="float" office:value="0.773333311080933" calcext:value-type="float">
            <text:p>0.773333311080933</text:p>
          </table:table-cell>
        </table:table-row>
        <table:table-row table:style-name="ro1">
          <table:table-cell office:value-type="string" calcext:value-type="string">
            <text:p>grateful-waterfall-32</text:p>
          </table:table-cell>
          <table:table-cell office:value-type="string" calcext:value-type="string">
            <text:p>codebrim-classif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ta</text:p>
          </table:table-cell>
          <table:table-cell office:value-type="string" calcext:value-type="string">
            <text:p>mobilenet</text:p>
          </table:table-cell>
          <table:table-cell office:value-type="float" office:value="0.705696225166321" calcext:value-type="float">
            <text:p>0.705696225166321</text:p>
          </table:table-cell>
          <table:table-cell office:value-type="float" office:value="0.83039665222168" calcext:value-type="float">
            <text:p>0.83039665222168</text:p>
          </table:table-cell>
          <table:table-cell office:value-type="float" office:value="0.862656652927399" calcext:value-type="float">
            <text:p>0.862656652927399</text:p>
          </table:table-cell>
          <table:table-cell office:value-type="float" office:value="0.81072336435318" calcext:value-type="float">
            <text:p>0.81072336435318</text:p>
          </table:table-cell>
          <table:table-cell office:value-type="float" office:value="0.922468423843384" calcext:value-type="float">
            <text:p>0.922468423843384</text:p>
          </table:table-cell>
          <table:table-cell office:value-type="float" office:value="0.966724693775177" calcext:value-type="float">
            <text:p>0.966724693775177</text:p>
          </table:table-cell>
          <table:table-cell office:value-type="float" office:value="0.939999997615814" calcext:value-type="float">
            <text:p>0.939999997615814</text:p>
          </table:table-cell>
          <table:table-cell office:value-type="float" office:value="0.839999973773956" calcext:value-type="float">
            <text:p>0.839999973773956</text:p>
          </table:table-cell>
          <table:table-cell office:value-type="float" office:value="0.826666653156281" calcext:value-type="float">
            <text:p>0.826666653156281</text:p>
          </table:table-cell>
          <table:table-cell office:value-type="float" office:value="0.651006698608398" calcext:value-type="float">
            <text:p>0.651006698608398</text:p>
          </table:table-cell>
          <table:table-cell office:value-type="float" office:value="0.846666693687439" calcext:value-type="float">
            <text:p>0.846666693687439</text:p>
          </table:table-cell>
          <table:table-cell office:value-type="float" office:value="0.759999990463257" calcext:value-type="float">
            <text:p>0.759999990463257</text:p>
          </table:table-cell>
        </table:table-row>
        <table:table-row table:style-name="ro1">
          <table:table-cell office:value-type="string" calcext:value-type="string">
            <text:p>crimson-puddle-10</text:p>
          </table:table-cell>
          <table:table-cell office:value-type="string" calcext:value-type="string">
            <text:p>codebrim-classif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resnet</text:p>
          </table:table-cell>
          <table:table-cell office:value-type="float" office:value="0.715189874172211" calcext:value-type="float">
            <text:p>0.715189874172211</text:p>
          </table:table-cell>
          <table:table-cell office:value-type="float" office:value="0.845269620418549" calcext:value-type="float">
            <text:p>0.845269620418549</text:p>
          </table:table-cell>
          <table:table-cell office:value-type="float" office:value="0.857530534267426" calcext:value-type="float">
            <text:p>0.857530534267426</text:p>
          </table:table-cell>
          <table:table-cell office:value-type="float" office:value="0.842960476875305" calcext:value-type="float">
            <text:p>0.842960476875305</text:p>
          </table:table-cell>
          <table:table-cell office:value-type="float" office:value="0.927215218544006" calcext:value-type="float">
            <text:p>0.927215218544006</text:p>
          </table:table-cell>
          <table:table-cell office:value-type="float" office:value="0.968636572360992" calcext:value-type="float">
            <text:p>0.968636572360992</text:p>
          </table:table-cell>
          <table:table-cell office:value-type="float" office:value="0.946666657924652" calcext:value-type="float">
            <text:p>0.946666657924652</text:p>
          </table:table-cell>
          <table:table-cell office:value-type="float" office:value="0.853333353996277" calcext:value-type="float">
            <text:p>0.853333353996277</text:p>
          </table:table-cell>
          <table:table-cell office:value-type="float" office:value="0.879999995231628" calcext:value-type="float">
            <text:p>0.879999995231628</text:p>
          </table:table-cell>
          <table:table-cell office:value-type="float" office:value="0.664429545402527" calcext:value-type="float">
            <text:p>0.664429545402527</text:p>
          </table:table-cell>
          <table:table-cell office:value-type="float" office:value="0.893333315849304" calcext:value-type="float">
            <text:p>0.893333315849304</text:p>
          </table:table-cell>
          <table:table-cell office:value-type="float" office:value="0.819999992847443" calcext:value-type="float">
            <text:p>0.819999992847443</text:p>
          </table:table-cell>
        </table:table-row>
        <table:table-row table:style-name="ro1" table:number-rows-repeated="6">
          <table:table-cell table:number-columns-repeated="17"/>
        </table:table-row>
        <table:table-row table:style-name="ro1" table:number-rows-repeated="5">
          <table:table-cell table:number-columns-repeated="5"/>
          <table:table-cell table:style-name="ce1" table:number-columns-repeated="12"/>
        </table:table-row>
        <table:table-row table:style-name="ro1">
          <table:table-cell table:number-columns-repeated="5"/>
          <table:table-cell table:style-name="ce1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/00/0000</text:date>, <text:time style:data-style-name="N2" text:time-value="21:53:14.3529960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11T21:59:11.137583299</dc:date>
    <meta:editing-duration>PT10M38S</meta:editing-duration>
    <meta:editing-cycles>3</meta:editing-cycles>
    <meta:generator>LibreOffice/6.4.7.2$Linux_X86_64 LibreOffice_project/40$Build-2</meta:generator>
    <meta:document-statistic meta:table-count="1" meta:cell-count="478" meta:object-count="0"/>
  </office:meta>
</office:document-meta>
</file>